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cm" draw:textarea-horizontal-align="center" draw:textarea-vertical-align="middle" fo:padding-top="0.025cm" fo:padding-bottom="0.025cm" fo:padding-left="0.025cm" fo:padding-right="0.025cm"/>
    </style:style>
    <style:style style:name="gr2" style:family="graphic" style:parent-style-name="standard">
      <style:graphic-properties draw:stroke="solid" svg:stroke-width="0.05cm" draw:marker-start="Arrow" draw:marker-start-width="0.15cm" draw:marker-end="Arrow" draw:marker-end-width="0.15cm" draw:textarea-horizontal-align="center" draw:textarea-vertical-align="middle" fo:padding-top="0.025cm" fo:padding-bottom="0.025cm" fo:padding-left="0.025cm" fo:padding-right="0.025cm"/>
    </style:style>
    <style:style style:name="gr3" style:family="graphic" style:parent-style-name="objectwithoutfill">
      <style:graphic-properties draw:stroke="dash" draw:stroke-dash="Ultrafine_20_Dashed" svg:stroke-width="0.018cm" draw:marker-start-width="0.252cm" draw:marker-end-width="0.252cm" draw:fill="none" draw:textarea-horizontal-align="center" draw:textarea-vertical-align="middle" fo:padding-top="0.034cm" fo:padding-bottom="0.034cm" fo:padding-left="0.034cm" fo:padding-right="0.034cm"/>
    </style:style>
    <style:style style:name="gr4" style:family="graphic" style:parent-style-name="objectwithoutfill">
      <style:graphic-properties draw:stroke="dash" draw:stroke-dash="Dashed_20__28_var_29_" svg:stroke-width="0.018cm" draw:marker-start-width="0.252cm" draw:marker-end-width="0.252cm" draw:fill="none" draw:textarea-horizontal-align="center" draw:textarea-vertical-align="middle" fo:padding-top="0.034cm" fo:padding-bottom="0.034cm" fo:padding-left="0.034cm" fo:padding-right="0.034cm"/>
    </style:style>
    <style:style style:name="gr5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false" fo:min-height="0.698cm" fo:min-width="0cm" fo:padding-top="0.025cm" fo:padding-bottom="0.025cm" fo:padding-left="0.025cm" fo:padding-right="0.025cm"/>
    </style:style>
    <style:style style:name="P1" style:family="paragraph"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layer="layout" svg:width="7.663cm" svg:height="5.037cm" svg:x="3.493cm" svg:y="2.535cm" svg:viewBox="0 0 7664 5038" svg:d="M2107 0c1111-11 3883 287 4788 1466s1363 2451-664 3299-4112-481-4937-1248-1305-1455-1294-2417 996-1089 2107-1100z">
          <text:p/>
        </draw:path>
        <draw:line draw:style-name="gr2" draw:layer="layout" svg:x1="3.447cm" svg:y1="8.132cm" svg:x2="11.167cm" svg:y2="8.122cm">
          <text:p/>
        </draw:line>
        <draw:line draw:style-name="gr2" draw:layer="layout" svg:x1="12.187cm" svg:y1="2.535cm" svg:x2="12.198cm" svg:y2="7.632cm">
          <text:p/>
        </draw:line>
        <draw:line draw:style-name="gr3" draw:layer="layout" svg:x1="10.761cm" svg:y1="3.917cm" svg:x2="3.528cm" svg:y2="0.304cm">
          <text:p/>
        </draw:line>
        <draw:line draw:style-name="gr3" draw:layer="layout" svg:x1="7.422cm" svg:y1="7.647cm" svg:x2="1.055cm" svg:y2="4.467cm">
          <text:p/>
        </draw:line>
        <draw:line draw:style-name="gr2" draw:layer="layout" svg:x1="4.032cm" svg:y1="0.555cm" svg:x2="1.856cm" svg:y2="4.862cm">
          <text:p/>
        </draw:line>
        <draw:line draw:style-name="gr3" draw:layer="layout" svg:x1="4.032cm" svg:y1="2.531cm" svg:x2="12.519cm" svg:y2="2.531cm">
          <text:p/>
        </draw:line>
        <draw:line draw:style-name="gr4" draw:layer="layout" svg:x1="6.277cm" svg:y1="7.593cm" svg:x2="12.691cm" svg:y2="7.616cm">
          <text:p/>
        </draw:line>
        <draw:line draw:style-name="gr3" draw:layer="layout" svg:x1="3.472cm" svg:y1="2.665cm" svg:x2="3.484cm" svg:y2="8.598cm">
          <text:p/>
        </draw:line>
        <draw:line draw:style-name="gr3" draw:layer="layout" svg:x1="11.175cm" svg:y1="4.226cm" svg:x2="11.184cm" svg:y2="8.669cm">
          <text:p/>
        </draw:line>
        <draw:frame draw:style-name="gr5" draw:text-style-name="P1" draw:layer="layout" svg:width="0.827cm" svg:height="0.771cm" svg:x="1.979cm" svg:y="2.13cm">
          <draw:text-box>
            <text:p><text:span text:style-name="T1">D1</text:span></text:p>
          </draw:text-box>
        </draw:frame>
        <draw:frame draw:style-name="gr5" draw:text-style-name="P1" draw:layer="layout" svg:width="0.827cm" svg:height="0.771cm" svg:x="6.974cm" svg:y="8.133cm">
          <draw:text-box>
            <text:p><text:span text:style-name="T1">D2</text:span></text:p>
          </draw:text-box>
        </draw:frame>
        <draw:frame draw:style-name="gr5" draw:text-style-name="P1" draw:layer="layout" svg:width="0.827cm" svg:height="0.771cm" svg:x="1.98cm" svg:y="2.131cm">
          <draw:text-box>
            <text:p><text:span text:style-name="T1">D1</text:span></text:p>
          </draw:text-box>
        </draw:frame>
        <draw:frame draw:style-name="gr5" draw:text-style-name="P1" draw:layer="layout" svg:width="0.827cm" svg:height="0.771cm" svg:x="12.277cm" svg:y="4.501cm">
          <draw:text-box>
            <text:p><text:span text:style-name="T1">D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4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9$Win32 OpenOffice.org_project/419m1$Build-9805</meta:generator>
    <meta:initial-creator>David Legland</meta:initial-creator>
    <meta:creation-date>2004-07-21T11:58:57</meta:creation-date>
    <dc:date>2021-03-08T11:01:12.03</dc:date>
    <dc:language>en-US</dc:language>
    <meta:editing-cycles>13</meta:editing-cycles>
    <meta:editing-duration>PT8H10S</meta:editing-duration>
    <dc:creator>David Legland</dc:creator>
    <meta:document-statistic meta:object-count="14"/>
    <meta:user-defined meta:name="Info 1"/>
    <meta:user-defined meta:name="Info 2"/>
    <meta:user-defined meta:name="Info 3"/>
    <meta:user-defined meta:name="Info 4"/>
  </office:meta>
</office:document-meta>
</file>